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75886AFA80A21F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8.796cm" svg:x="1.304cm" svg:y="4.81cm">
          <draw:image xlink:href="Pictures/10000000000006400000038475886AFA80A21FB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2T21:16:51.927000000</meta:creation-date>
    <dc:date>2017-09-12T21:19:23.849000000</dc:date>
    <meta:editing-duration>PT2M34S</meta:editing-duration>
    <meta:editing-cycles>1</meta:editing-cycles>
    <meta:document-statistic meta:object-count="1"/>
    <meta:generator>LibreOffice/5.3.1.2$Windows_x86 LibreOffice_project/e80a0e0fd1875e1696614d24c32df0f95f03deb2</meta:generator>
  </office:meta>
</office:document-meta>
</file>